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212cm" svg:stroke-color="#000000" draw:marker-start-width="0.518cm" draw:marker-end-width="0.518cm" draw:fill-color="#729fcf" draw:textarea-horizontal-align="justify" draw:textarea-vertical-align="middle" draw:auto-grow-height="false" fo:min-height="1.097cm" fo:min-width="0.847cm" fo:padding-top="0.231cm" fo:padding-bottom="0.231cm" fo:padding-left="0.356cm" fo:padding-right="0.35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12cm" svg:stroke-color="#000000" draw:marker-start-width="0.518cm" draw:marker-end-width="0.518cm" draw:fill-color="#729fcf" draw:textarea-horizontal-align="justify" draw:textarea-vertical-align="middle" draw:auto-grow-height="false" fo:min-height="0.885cm" fo:min-width="0.635cm" fo:padding-top="0.231cm" fo:padding-bottom="0.231cm" fo:padding-left="0.356cm" fo:padding-right="0.35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62cm" svg:height="1.397cm" svg:x="1.635cm" svg:y="2.143cm">
          <draw:text-box>
            <text:p>1</text:p>
          </draw:text-box>
        </draw:frame>
        <draw:custom-shape draw:style-name="gr2" draw:text-style-name="P2" draw:layer="layout" svg:width="1.905cm" svg:height="1.905cm" svg:x="4.556cm" svg:y="3.794cm">
          <text:p text:style-name="P2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524cm" svg:y1="4.81cm" svg:x2="4.556cm" svg:y2="4.81cm">
          <text:p/>
        </draw:line>
        <draw:custom-shape draw:style-name="gr4" draw:text-style-name="P4" xml:id="id1" draw:id="id1" draw:layer="layout" svg:width="1.905cm" svg:height="1.905cm" svg:x="10.456cm" svg:y="3.794cm">
          <text:p text:style-name="P2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6.461cm" svg:y1="4.747cm" svg:x2="10.456cm" svg:y2="4.747cm" draw:end-shape="id1" draw:end-glue-point="6" svg:d="M6461 4747h3995" svg:viewBox="0 0 3996 1">
          <text:p text:style-name="P2"/>
          <text:p text:style-name="P2">0, 1</text:p>
        </draw:connector>
        <draw:connector draw:style-name="gr5" draw:text-style-name="P3" draw:layer="layout" draw:type="curve" svg:x1="10.735cm" svg:y1="4.073cm" svg:x2="6.182cm" svg:y2="4.073cm" draw:start-shape="id1" draw:start-glue-point="5" svg:d="M10735 4073h-4553" svg:viewBox="0 0 4554 1">
          <text:p text:style-name="P2">0</text:p>
          <text:p text:style-name="P2"/>
        </draw:connector>
        <draw:connector draw:style-name="gr5" draw:text-style-name="P3" draw:layer="layout" draw:type="curve" svg:x1="11.409cm" svg:y1="5.699cm" svg:x2="12.361cm" svg:y2="4.747cm" draw:start-shape="id1" draw:start-glue-point="8" draw:end-shape="id1" draw:end-glue-point="10" svg:d="M11409 5699c0 909 780 758 1245 293s616-1245-293-1245" svg:viewBox="0 0 1616 1616">
          <text:p text:style-name="P2"/>
          <text:p text:style-name="P2"/>
          <text:p text:style-name="P2"/>
          <text:p text:style-name="P2"><text:tab/>1</text:p>
        </draw:connector>
        <draw:frame draw:style-name="gr6" draw:text-style-name="P1" draw:layer="layout" svg:width="0.853cm" svg:height="0.962cm" svg:x="2.016cm" svg:y="8.239cm">
          <draw:text-box>
            <text:p>2</text:p>
          </draw:text-box>
        </draw:frame>
        <draw:custom-shape draw:style-name="gr2" draw:text-style-name="P2" xml:id="id2" draw:id="id2" draw:layer="layout" svg:width="1.905cm" svg:height="1.905cm" svg:x="4.571cm" svg:y="9.185cm">
          <text:p text:style-name="P2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539cm" svg:y1="10.201cm" svg:x2="4.571cm" svg:y2="10.201cm">
          <text:p/>
        </draw:line>
        <draw:custom-shape draw:style-name="gr7" draw:text-style-name="P4" xml:id="id3" draw:id="id3" draw:layer="layout" svg:width="1.905cm" svg:height="1.905cm" svg:x="10.471cm" svg:y="9.185cm">
          <text:p text:style-name="P2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draw:line-skew="0.527cm" svg:x1="6.197cm" svg:y1="10.811cm" svg:x2="4.85cm" svg:y2="10.811cm" draw:start-shape="id2" draw:start-glue-point="9" draw:end-shape="id2" draw:end-glue-point="7" svg:d="M6197 10811c0 1960-1347 1960-1347 0" svg:viewBox="0 0 1348 1471">
          <text:p text:style-name="P2"/>
          <text:p text:style-name="P2"/>
          <text:p text:style-name="P2"/>
          <text:p text:style-name="P2">0, 1</text:p>
        </draw:connector>
        <draw:connector draw:style-name="gr5" draw:text-style-name="P3" draw:layer="layout" draw:type="curve" svg:x1="6.476cm" svg:y1="10.138cm" svg:x2="10.471cm" svg:y2="10.138cm" draw:start-shape="id2" draw:start-glue-point="10" draw:end-shape="id3" draw:end-glue-point="6" svg:d="M6476 10138h3995" svg:viewBox="0 0 3996 1">
          <text:p text:style-name="P2"/>
          <text:p text:style-name="P2">1</text:p>
        </draw:connector>
        <draw:custom-shape draw:style-name="gr2" draw:text-style-name="P2" xml:id="id4" draw:id="id4" draw:layer="layout" svg:width="1.905cm" svg:height="1.905cm" svg:x="4.624cm" svg:y="15.248cm">
          <text:p text:style-name="P2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592cm" svg:y1="16.264cm" svg:x2="4.624cm" svg:y2="16.264cm">
          <text:p/>
        </draw:line>
        <draw:custom-shape draw:style-name="gr7" draw:text-style-name="P4" xml:id="id6" draw:id="id6" draw:layer="layout" svg:width="1.905cm" svg:height="1.905cm" svg:x="10.524cm" svg:y="15.248cm">
          <text:p text:style-name="P2">q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5.577cm" svg:y1="17.153cm" svg:x2="5.576cm" svg:y2="20.648cm" draw:start-shape="id4" draw:start-glue-point="8" draw:end-shape="id5" svg:d="M5577 17153c0 2620-1 873-1 3495" svg:viewBox="0 0 2 3496">
          <text:p text:style-name="P2"><text:s text:c="4"/>0</text:p>
        </draw:connector>
        <draw:connector draw:style-name="gr5" draw:text-style-name="P3" draw:layer="layout" draw:type="curve" svg:x1="6.529cm" svg:y1="16.201cm" svg:x2="10.524cm" svg:y2="16.201cm" draw:start-shape="id4" draw:start-glue-point="10" draw:end-shape="id6" draw:end-glue-point="6" svg:d="M6529 16201h3995" svg:viewBox="0 0 3996 1">
          <text:p text:style-name="P2"/>
          <text:p text:style-name="P2">1</text:p>
        </draw:connector>
        <draw:custom-shape draw:style-name="gr2" draw:text-style-name="P2" xml:id="id5" draw:id="id5" draw:layer="layout" svg:width="1.905cm" svg:height="1.905cm" svg:x="4.624cm" svg:y="20.648cm">
          <text:p text:style-name="P2">q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905cm" svg:height="1.905cm" svg:x="10.224cm" svg:y="20.648cm">
          <text:p text:style-name="P2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4.903cm" svg:y1="22.274cm" svg:x2="6.25cm" svg:y2="22.274cm" draw:start-shape="id5" draw:start-glue-point="7" draw:end-shape="id5" draw:end-glue-point="9" svg:d="M4903 22274c0 1170 1347 1170 1347 0" svg:viewBox="0 0 1348 879">
          <text:p text:style-name="P2"/>
          <text:p text:style-name="P2"/>
          <text:p text:style-name="P2"/>
          <text:p text:style-name="P2">0</text:p>
        </draw:connector>
        <draw:connector draw:style-name="gr5" draw:text-style-name="P3" draw:layer="layout" draw:type="curve" svg:x1="6.529cm" svg:y1="21.601cm" svg:x2="10.224cm" svg:y2="21.601cm" draw:start-shape="id5" draw:start-glue-point="10" draw:end-shape="id7" draw:end-glue-point="6" svg:d="M6529 21601h3695" svg:viewBox="0 0 3696 1">
          <text:p text:style-name="P2"/>
          <text:p text:style-name="P2">1</text:p>
        </draw:connector>
        <draw:connector draw:style-name="gr5" draw:text-style-name="P3" draw:layer="layout" draw:type="curve" svg:x1="11.177cm" svg:y1="22.553cm" svg:x2="12.129cm" svg:y2="21.601cm" draw:start-shape="id7" draw:start-glue-point="8" draw:end-shape="id7" draw:end-glue-point="10" svg:d="M11177 22553c0 751 727 627 1153 201s550-1153-201-1153" svg:viewBox="0 0 1495 1495">
          <text:p text:style-name="P2"/>
          <text:p text:style-name="P2"><text:tab/> <text:s text:c="2"/>0</text:p>
        </draw:connector>
        <draw:connector draw:style-name="gr5" draw:text-style-name="P3" draw:layer="layout" draw:type="curve" svg:x1="10.503cm" svg:y1="20.927cm" svg:x2="6.25cm" svg:y2="16.874cm" draw:start-shape="id7" draw:start-glue-point="5" draw:end-shape="id4" draw:end-glue-point="9" svg:d="M10503 20927c-3190 0-1064-4053-4253-4053" svg:viewBox="0 0 4254 4054">
          <text:p text:style-name="P2"><text:s text:c="4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4:55:14.885200403</meta:creation-date>
    <dc:date>2019-01-27T15:42:48.011860078</dc:date>
    <meta:editing-duration>PT49S</meta:editing-duration>
    <meta:editing-cycles>1</meta:editing-cycles>
    <meta:document-statistic meta:object-count="24"/>
    <meta:generator>LibreOffice/6.0.6.2$Linux_X86_64 LibreOffice_project/00$Build-2</meta:generator>
  </office:meta>
</office:document-meta>
</file>